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thDayDV.parse( String st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onthDayDV.dateToString( DateTimeData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nthDay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nthDayDV.getXMLGregorianCalendar( DateTimeData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